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officeooo:rsid="00054ea2" officeooo:paragraph-rsid="00054ea2"/>
    </style:style>
    <style:style style:name="P5" style:family="paragraph" style:parent-style-name="Standard">
      <style:paragraph-properties fo:margin-top="0cm" fo:margin-bottom="0cm" loext:contextual-spacing="false"/>
      <style:text-properties fo:color="#6666ff"/>
    </style:style>
    <style:style style:name="P6" style:family="paragraph" style:parent-style-name="Standard">
      <style:paragraph-properties fo:margin-top="0cm" fo:margin-bottom="0cm" loext:contextual-spacing="false"/>
      <style:text-properties officeooo:rsid="00091afa" officeooo:paragraph-rsid="000ac599"/>
    </style:style>
    <style:style style:name="P7" style:family="paragraph" style:parent-style-name="Standard">
      <style:paragraph-properties fo:margin-top="0cm" fo:margin-bottom="0cm" loext:contextual-spacing="false"/>
      <style:text-properties officeooo:rsid="000ac599" officeooo:paragraph-rsid="000ac599"/>
    </style:style>
    <style:style style:name="P8" style:family="paragraph" style:parent-style-name="Standard">
      <style:paragraph-properties fo:margin-top="0cm" fo:margin-bottom="0cm" loext:contextual-spacing="false"/>
      <style:text-properties officeooo:rsid="000bb130" officeooo:paragraph-rsid="000bb130"/>
    </style:style>
    <style:style style:name="P9" style:family="paragraph" style:parent-style-name="Standard">
      <style:paragraph-properties fo:margin-top="0cm" fo:margin-bottom="0cm" loext:contextual-spacing="false"/>
      <style:text-properties officeooo:rsid="000bb130" officeooo:paragraph-rsid="000c9d63"/>
    </style:style>
    <style:style style:name="P10" style:family="paragraph" style:parent-style-name="Header">
      <style:text-properties officeooo:rsid="000c9d63" officeooo:paragraph-rsid="000c9d63"/>
    </style:style>
    <style:style style:name="T1" style:family="text">
      <style:text-properties officeooo:rsid="00054ea2"/>
    </style:style>
    <style:style style:name="T2" style:family="text">
      <style:text-properties officeooo:rsid="00063775"/>
    </style:style>
    <style:style style:name="T3" style:family="text">
      <style:text-properties fo:language="en" fo:country="NZ" officeooo:rsid="00063775"/>
    </style:style>
    <style:style style:name="T4" style:family="text">
      <style:text-properties fo:color="#6666ff"/>
    </style:style>
    <style:style style:name="T5" style:family="text">
      <style:text-properties officeooo:rsid="000ac599"/>
    </style:style>
    <style:style style:name="T6" style:family="text">
      <style:text-properties officeooo:rsid="000bb130"/>
    </style:style>
    <style:style style:name="T7" style:family="text">
      <style:text-properties officeooo:rsid="000c9d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DSCI736 - FINAL REFLECTION</text:p>
      <text:p text:style-name="P1">STUDENT NAME: <text:span text:style-name="T1">Neil Birrell</text:span></text:p>
      <text:p text:style-name="P1">DUE: 27 October 2016</text:p>
      <text:p text:style-name="P1"/>
      <text:p text:style-name="P1"><text:span text:style-name="T4">Look back at your journey on this course. Has your perspective about what ‘good practice’ in digital research looks like changed? If so, how; if not, why not?</text:span></text:p>
      <text:p text:style-name="P4">My understanding of good practice has certainly changed. <text:span text:style-name="T2">S</text:span>mall things, such as having spaces in file names, are <text:span text:style-name="T2">actively corrected in my day to day work. Bigger things, such as considering how to store data, the length of time it needs to be stored, the </text:span><text:span text:style-name="T3">licensing</text:span><text:span text:style-name="T2"> of said data and whether to share the data openly are all things I now take into consideration. For instance, I’ve been discussing open data with my lab group and I believe that I may win people over to the cause. Biologists have traditionally been quite territorial/guarded of their data, however the benefits of sharing data are great and offer a strong incentive for change (collaboration, generate knowledge faster and removing silos just to name a few).</text:span></text:p>
      <text:p text:style-name="P1"/>
      <text:p text:style-name="P5">The course encourages collaboration through peer-learning. Have your attitute towards peer-learning changed? <text:s/>If so, how; if not, why not?</text:p>
      <text:p text:style-name="P6">I can see that peer learning is an effective way to learn from each others mistakes and it makes sense to learn this way as we are social animals. I wouldn’t say peer-learning <text:span text:style-name="T5">is something that I naturally do well at </text:span>though, as <text:span text:style-name="T5">I can be quite introverted (I don’t mean in the shy/unwilling to talk to people sense). If I need to focus, I find that if there are people talking I become too distracted (if you were wondering why I sometimes put headphones on, it wasn’t to be antisocial; I just use a white noise generator so I can’t make out peoples conversations and then I can focus). </text:span></text:p>
      <text:p text:style-name="P1"/>
      <text:p text:style-name="P1"><text:span text:style-name="T4">The course purposely has flexible deadlines. How have you found having to ‘self-manage’ your commitments and responsibilities?</text:span> </text:p>
      <text:p text:style-name="P7">At first I found it really useful and I found that I was effectively managing my workload/<text:span text:style-name="T6">life. For instance, when I travelled back to the UK it was helpful to be able to do the reflection at a later date, later on it was great being able to change a milestone with Zeeshan because information was required that only my supervisor could answer</text:span>. At the <text:span text:style-name="T6">end though, I felt that the milestones I had achieved towards Python coding were made redundant by discovering that I would need to use R to do the statistical analysis, this meant that I effectively started relearning R (I had some small prior experience) right at the end of the course. The Python coding is still usefull and I intend to continue with it, however I don’t feel my final report reflects the full scope of my learnings.</text:span></text:p>
      <text:p text:style-name="P1"/>
      <text:p text:style-name="P1"><text:span text:style-name="T4">What is/are the main learning(s) that you will carry with you after the course ends?</text:span> </text:p>
      <text:p text:style-name="P9">The main learnings that I will take with me could be summed up as a digital research toolbox. I now have many different skills <text:span text:style-name="T7">(tools)</text:span> that I can apply to different situations. <text:span text:style-name="T7">This is important as it is unlikely that every project is going to be the same and versatility and adaptabilty will be importants, one might say I will be ‘agile’</text:span>. </text:p>
      <text:p text:style-name="P9"><text:span text:style-name="T7">Whilst I wouldn’t say I am a master programmer yet, I have enough skills to be able to self learn with out the usual brain-melt scenario when a youtube video starts talking about loops within loops. I plan to tinker with my raspberry pi over the summer and turn it into a data logger using python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c9d63" officeooo:paragraph-rsid="000c9d63"/>
    </style:style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499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eil Birrell<text:tab/><text:tab/><text:tab/><text:tab/><text:tab/>nbir012<text:tab/><text:tab/><text:tab/><text:tab/><text:tab/><text:tab/>432 467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7T20:53:35.938403087</dc:date>
    <meta:editing-duration>PT9M16S</meta:editing-duration>
    <meta:editing-cycles>1</meta:editing-cycles>
    <meta:document-statistic meta:table-count="0" meta:image-count="0" meta:object-count="0" meta:page-count="1" meta:paragraph-count="13" meta:word-count="590" meta:character-count="3353" meta:non-whitespace-character-count="2762"/>
  </office:meta>
</office:document-meta>
</file>